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officeooo:paragraph-rsid="00156218"/>
    </style:style>
    <style:style style:name="P3" style:family="paragraph" style:parent-style-name="Footer">
      <style:paragraph-properties fo:text-align="center" style:justify-single-word="false"/>
      <style:text-properties officeooo:paragraph-rsid="0040ac93"/>
    </style:style>
    <style:style style:name="P4" style:family="paragraph" style:parent-style-name="Standard">
      <style:paragraph-properties fo:text-align="center" style:justify-single-word="false"/>
      <style:text-properties officeooo:rsid="000cfe4d" officeooo:paragraph-rsid="00137a04"/>
    </style:style>
    <style:style style:name="P5" style:family="paragraph" style:parent-style-name="Standard">
      <style:paragraph-properties fo:text-align="start" style:justify-single-word="false"/>
      <style:text-properties officeooo:paragraph-rsid="00156218"/>
    </style:style>
    <style:style style:name="P6" style:family="paragraph" style:parent-style-name="Standard">
      <style:paragraph-properties fo:text-align="start" style:justify-single-word="false">
        <style:tab-stops>
          <style:tab-stop style:position="0cm" style:leader-style="dotted" style:leader-text="."/>
        </style:tab-stops>
      </style:paragraph-properties>
      <style:text-properties officeooo:paragraph-rsid="00156218"/>
    </style:style>
    <style:style style:name="P7" style:family="paragraph" style:parent-style-name="Standard">
      <style:paragraph-properties fo:text-align="start" style:justify-single-word="false">
        <style:tab-stops>
          <style:tab-stop style:position="0cm" style:leader-style="dotted" style:leader-text="."/>
        </style:tab-stops>
      </style:paragraph-properties>
      <style:text-properties officeooo:paragraph-rsid="0024c771"/>
    </style:style>
    <style:style style:name="P8" style:family="paragraph" style:parent-style-name="Standard">
      <style:paragraph-properties fo:text-align="start" style:justify-single-word="false"/>
      <style:text-properties officeooo:paragraph-rsid="0015a373"/>
    </style:style>
    <style:style style:name="P9" style:family="paragraph" style:parent-style-name="Standard">
      <style:paragraph-properties fo:text-align="start" style:justify-single-word="false"/>
      <style:text-properties officeooo:paragraph-rsid="001f3c37"/>
    </style:style>
    <style:style style:name="P10" style:family="paragraph" style:parent-style-name="Standard">
      <style:paragraph-properties fo:text-align="start" style:justify-single-word="false"/>
      <style:text-properties officeooo:paragraph-rsid="0024c771"/>
    </style:style>
    <style:style style:name="P11" style:family="paragraph" style:parent-style-name="Standard">
      <style:text-properties officeooo:paragraph-rsid="0021a877"/>
    </style:style>
    <style:style style:name="P12" style:family="paragraph" style:parent-style-name="Standard">
      <style:text-properties officeooo:paragraph-rsid="0024c771"/>
    </style:style>
    <style:style style:name="P13" style:family="paragraph" style:parent-style-name="Standard">
      <style:text-properties officeooo:rsid="00266215" officeooo:paragraph-rsid="00266215"/>
    </style:style>
    <style:style style:name="P14" style:family="paragraph" style:parent-style-name="Standard">
      <style:text-properties officeooo:rsid="00266215" officeooo:paragraph-rsid="0027dbb3"/>
    </style:style>
    <style:style style:name="P15" style:family="paragraph" style:parent-style-name="Standard">
      <style:text-properties officeooo:rsid="00266215" officeooo:paragraph-rsid="00296c04"/>
    </style:style>
    <style:style style:name="P16" style:family="paragraph" style:parent-style-name="Standard">
      <style:text-properties officeooo:rsid="00266215" officeooo:paragraph-rsid="00351204"/>
    </style:style>
    <style:style style:name="P17" style:family="paragraph" style:parent-style-name="Standard">
      <style:text-properties officeooo:rsid="00266215" officeooo:paragraph-rsid="0035704b"/>
    </style:style>
    <style:style style:name="P18" style:family="paragraph" style:parent-style-name="Standard">
      <style:text-properties officeooo:rsid="00266215" officeooo:paragraph-rsid="0027ef6e"/>
    </style:style>
    <style:style style:name="P19" style:family="paragraph" style:parent-style-name="Standard">
      <style:text-properties officeooo:rsid="0027ef6e" officeooo:paragraph-rsid="002c626f"/>
    </style:style>
    <style:style style:name="P20" style:family="paragraph" style:parent-style-name="Standard">
      <style:text-properties officeooo:rsid="0027ef6e" officeooo:paragraph-rsid="003377dc"/>
    </style:style>
    <style:style style:name="P21" style:family="paragraph" style:parent-style-name="Standard">
      <style:text-properties officeooo:rsid="0027ef6e" officeooo:paragraph-rsid="00351204"/>
    </style:style>
    <style:style style:name="P22" style:family="paragraph" style:parent-style-name="Standard">
      <style:text-properties officeooo:rsid="0027ef6e" officeooo:paragraph-rsid="003e0c03"/>
    </style:style>
    <style:style style:name="P23" style:family="paragraph" style:parent-style-name="Standard">
      <style:text-properties officeooo:rsid="0027ef6e" officeooo:paragraph-rsid="003fadec"/>
    </style:style>
    <style:style style:name="P24" style:family="paragraph" style:parent-style-name="Standard">
      <style:paragraph-properties fo:text-align="start" style:justify-single-word="false"/>
      <style:text-properties officeooo:rsid="001f3c37" officeooo:paragraph-rsid="002fbd8b"/>
    </style:style>
    <style:style style:name="P25" style:family="paragraph" style:parent-style-name="Standard">
      <style:paragraph-properties fo:text-align="start" style:justify-single-word="false"/>
      <style:text-properties officeooo:rsid="0012fefb" officeooo:paragraph-rsid="002fbd8b"/>
    </style:style>
    <style:style style:name="P26" style:family="paragraph" style:parent-style-name="Standard">
      <style:text-properties officeooo:paragraph-rsid="002fbd8b"/>
    </style:style>
    <style:style style:name="P27" style:family="paragraph" style:parent-style-name="Standard">
      <style:text-properties officeooo:rsid="0031ada6" officeooo:paragraph-rsid="0031ada6"/>
    </style:style>
    <style:style style:name="P28" style:family="paragraph" style:parent-style-name="Standard">
      <style:text-properties officeooo:paragraph-rsid="003377dc"/>
    </style:style>
    <style:style style:name="P29" style:family="paragraph" style:parent-style-name="Standard">
      <style:text-properties officeooo:rsid="0024c771" officeooo:paragraph-rsid="003b25b0"/>
    </style:style>
    <style:style style:name="P30" style:family="paragraph" style:parent-style-name="Standard">
      <style:text-properties officeooo:rsid="0027dbb3" officeooo:paragraph-rsid="0031ada6"/>
    </style:style>
    <style:style style:name="P31" style:family="paragraph" style:parent-style-name="Standard">
      <style:text-properties officeooo:rsid="0027dbb3" officeooo:paragraph-rsid="0035704b"/>
    </style:style>
    <style:style style:name="P32" style:family="paragraph" style:parent-style-name="Standard">
      <style:text-properties officeooo:rsid="0027dbb3" officeooo:paragraph-rsid="003cd934"/>
    </style:style>
    <style:style style:name="P33" style:family="paragraph" style:parent-style-name="Standard">
      <style:text-properties officeooo:rsid="00156218" officeooo:paragraph-rsid="0027ef6e"/>
    </style:style>
    <style:style style:name="P34" style:family="paragraph" style:parent-style-name="Standard">
      <style:text-properties officeooo:rsid="00156218" officeooo:paragraph-rsid="0035704b"/>
    </style:style>
    <style:style style:name="P35" style:family="paragraph" style:parent-style-name="Standard">
      <style:text-properties officeooo:rsid="002c626f" officeooo:paragraph-rsid="002c626f"/>
    </style:style>
    <style:style style:name="P36" style:family="paragraph" style:parent-style-name="Standard">
      <style:paragraph-properties fo:text-align="start" style:justify-single-word="false"/>
      <style:text-properties officeooo:rsid="002c626f" officeooo:paragraph-rsid="001e6f60"/>
    </style:style>
    <style:style style:name="P37" style:family="paragraph" style:parent-style-name="Standard">
      <style:text-properties officeooo:paragraph-rsid="00351204"/>
    </style:style>
    <style:style style:name="P38" style:family="paragraph" style:parent-style-name="Standard">
      <style:paragraph-properties fo:text-align="start" style:justify-single-word="false"/>
      <style:text-properties officeooo:rsid="0035704b" officeooo:paragraph-rsid="0035704b"/>
    </style:style>
    <style:style style:name="P39" style:family="paragraph" style:parent-style-name="Standard">
      <style:text-properties officeooo:rsid="00365849" officeooo:paragraph-rsid="00365849"/>
    </style:style>
    <style:style style:name="P40" style:family="paragraph" style:parent-style-name="Standard">
      <style:paragraph-properties fo:text-align="start" style:justify-single-word="false"/>
      <style:text-properties officeooo:rsid="0037a120" officeooo:paragraph-rsid="0037a120"/>
    </style:style>
    <style:style style:name="P41" style:family="paragraph" style:parent-style-name="Standard">
      <style:text-properties officeooo:rsid="00391278" officeooo:paragraph-rsid="00391278"/>
    </style:style>
    <style:style style:name="P42" style:family="paragraph" style:parent-style-name="Standard">
      <style:text-properties officeooo:rsid="00391278" officeooo:paragraph-rsid="003a3094"/>
    </style:style>
    <style:style style:name="P43" style:family="paragraph" style:parent-style-name="Standard">
      <style:text-properties officeooo:rsid="003a3094" officeooo:paragraph-rsid="003a3094"/>
    </style:style>
    <style:style style:name="P44" style:family="paragraph" style:parent-style-name="Standard">
      <style:text-properties officeooo:paragraph-rsid="003a3094"/>
    </style:style>
    <style:style style:name="P45" style:family="paragraph" style:parent-style-name="Standard">
      <style:text-properties officeooo:rsid="003bb382" officeooo:paragraph-rsid="003bb382"/>
    </style:style>
    <style:style style:name="P46" style:family="paragraph" style:parent-style-name="Standard">
      <style:text-properties officeooo:rsid="003cb731" officeooo:paragraph-rsid="003cb731"/>
    </style:style>
    <style:style style:name="P47" style:family="paragraph" style:parent-style-name="Standard">
      <style:text-properties officeooo:rsid="003d8e35" officeooo:paragraph-rsid="003e0c03"/>
    </style:style>
    <style:style style:name="P48" style:family="paragraph" style:parent-style-name="Standard">
      <style:text-properties officeooo:rsid="002ecf11" officeooo:paragraph-rsid="00351204"/>
    </style:style>
    <style:style style:name="P49" style:family="paragraph" style:parent-style-name="Standard">
      <style:text-properties fo:color="#000000" fo:font-size="11pt" officeooo:rsid="0027dbb3" officeooo:paragraph-rsid="0027dbb3" style:font-size-asian="11pt" style:font-style-complex="italic"/>
    </style:style>
    <style:style style:name="P50" style:family="paragraph" style:parent-style-name="Standard">
      <style:text-properties fo:color="#000000" officeooo:rsid="0024c771" officeooo:paragraph-rsid="00351204" fo:background-color="transparent"/>
    </style:style>
    <style:style style:name="P51" style:family="paragraph" style:parent-style-name="Standard">
      <style:text-properties fo:color="#000000" officeooo:rsid="002ecf11" officeooo:paragraph-rsid="00351204" fo:background-color="transparent"/>
    </style:style>
    <style:style style:name="P52" style:family="paragraph" style:parent-style-name="Heading">
      <style:paragraph-properties fo:text-align="center" style:justify-single-word="false"/>
    </style:style>
    <style:style style:name="P53" style:family="paragraph" style:parent-style-name="Text_20_body">
      <style:text-properties officeooo:rsid="002c626f" officeooo:paragraph-rsid="002c626f"/>
    </style:style>
    <style:style style:name="P54" style:family="paragraph" style:parent-style-name="Text_20_body">
      <style:text-properties officeooo:rsid="002fbd8b" officeooo:paragraph-rsid="00351204"/>
    </style:style>
    <style:style style:name="P55" style:family="paragraph" style:parent-style-name="Text_20_body">
      <style:text-properties officeooo:rsid="00365849" officeooo:paragraph-rsid="00365849"/>
    </style:style>
    <style:style style:name="P56" style:family="paragraph" style:parent-style-name="Text_20_body">
      <style:text-properties officeooo:rsid="0037a120" officeooo:paragraph-rsid="0037a120"/>
    </style:style>
    <style:style style:name="P57" style:family="paragraph" style:parent-style-name="Text_20_body">
      <style:text-properties officeooo:rsid="00391278" officeooo:paragraph-rsid="00391278"/>
    </style:style>
    <style:style style:name="P58" style:family="paragraph" style:parent-style-name="Text_20_body">
      <style:text-properties officeooo:rsid="003a3094" officeooo:paragraph-rsid="003bb382"/>
    </style:style>
    <style:style style:name="P59" style:family="paragraph" style:parent-style-name="Text_20_body">
      <style:text-properties officeooo:rsid="003cb731" officeooo:paragraph-rsid="003cb731"/>
    </style:style>
    <style:style style:name="P60" style:family="paragraph" style:parent-style-name="Text_20_body">
      <style:text-properties officeooo:rsid="003cb731" officeooo:paragraph-rsid="003e0c03"/>
    </style:style>
    <style:style style:name="P61" style:family="paragraph" style:parent-style-name="Text_20_body">
      <style:text-properties officeooo:paragraph-rsid="003cb731"/>
    </style:style>
    <style:style style:name="P62" style:family="paragraph" style:parent-style-name="Text_20_body">
      <style:text-properties officeooo:paragraph-rsid="003cd934"/>
    </style:style>
    <style:style style:name="P63" style:family="paragraph" style:parent-style-name="Text_20_body">
      <style:text-properties officeooo:rsid="00351204" officeooo:paragraph-rsid="00351204"/>
    </style:style>
    <style:style style:name="P64" style:family="paragraph" style:parent-style-name="Text_20_body">
      <style:paragraph-properties fo:margin-left="0cm" fo:margin-right="0cm" fo:text-indent="-0.026cm" style:auto-text-indent="false">
        <style:tab-stops/>
      </style:paragraph-properties>
      <style:text-properties officeooo:rsid="0024c771" officeooo:paragraph-rsid="0024c771"/>
    </style:style>
    <style:style style:name="P65" style:family="paragraph" style:parent-style-name="Standard">
      <style:paragraph-properties fo:margin-left="1.249cm" fo:margin-right="0cm" fo:text-align="start" style:justify-single-word="false" fo:text-indent="0cm" style:auto-text-indent="false">
        <style:tab-stops>
          <style:tab-stop style:position="0cm" style:leader-style="dotted" style:leader-text="."/>
        </style:tab-stops>
      </style:paragraph-properties>
      <style:text-properties fo:color="#000000" officeooo:rsid="0024c771" officeooo:paragraph-rsid="0024c771" fo:background-color="transparent"/>
    </style:style>
    <style:style style:name="P66" style:family="paragraph" style:parent-style-name="Standard">
      <style:paragraph-properties fo:margin-left="1.249cm" fo:margin-right="0cm" fo:text-align="start" style:justify-single-word="false" fo:text-indent="0cm" style:auto-text-indent="false">
        <style:tab-stops>
          <style:tab-stop style:position="0cm" style:leader-style="dotted" style:leader-text="."/>
        </style:tab-stops>
      </style:paragraph-properties>
      <style:text-properties fo:color="#000000" officeooo:rsid="003397e8" officeooo:paragraph-rsid="003397e8" fo:background-color="transparent"/>
    </style:style>
    <style:style style:name="P67" style:family="paragraph" style:parent-style-name="Standard">
      <style:paragraph-properties fo:margin-left="1.249cm" fo:margin-right="0cm" fo:text-align="start" style:justify-single-word="false" fo:text-indent="0cm" style:auto-text-indent="false"/>
      <style:text-properties officeooo:paragraph-rsid="003397e8"/>
    </style:style>
    <style:style style:name="P68" style:family="paragraph" style:parent-style-name="Standard">
      <style:paragraph-properties fo:margin-left="1.249cm" fo:margin-right="0cm" fo:text-align="start" style:justify-single-word="false" fo:text-indent="0cm" style:auto-text-indent="false"/>
      <style:text-properties officeooo:rsid="003397e8" officeooo:paragraph-rsid="003397e8"/>
    </style:style>
    <style:style style:name="P69" style:family="paragraph" style:parent-style-name="Standard" style:master-page-name="First_20_Page">
      <style:paragraph-properties fo:text-align="end" style:justify-single-word="false" style:page-number="auto"/>
      <style:text-properties officeooo:paragraph-rsid="00351204"/>
    </style:style>
    <style:style style:name="P70" style:family="paragraph" style:parent-style-name="Standard" style:list-style-name="L1">
      <style:text-properties officeooo:rsid="00266215" officeooo:paragraph-rsid="00296c04"/>
    </style:style>
    <style:style style:name="P71" style:family="paragraph" style:parent-style-name="Standard" style:list-style-name="L2">
      <style:text-properties officeooo:rsid="0027ef6e" officeooo:paragraph-rsid="00296c04"/>
    </style:style>
    <style:style style:name="P72" style:family="paragraph" style:parent-style-name="Standard" style:list-style-name="L3">
      <style:text-properties officeooo:rsid="0027ef6e" officeooo:paragraph-rsid="003377dc"/>
    </style:style>
    <style:style style:name="P73" style:family="paragraph" style:parent-style-name="Standard" style:list-style-name="L3">
      <style:text-properties officeooo:rsid="002ecf11" officeooo:paragraph-rsid="003377dc"/>
    </style:style>
    <style:style style:name="P74" style:family="paragraph" style:parent-style-name="Standard">
      <style:text-properties officeooo:rsid="003a3094" officeooo:paragraph-rsid="0042391a"/>
    </style:style>
    <style:style style:name="P75" style:family="paragraph" style:parent-style-name="Heading_20_10">
      <style:paragraph-properties fo:text-align="start" style:justify-single-word="false"/>
      <style:text-properties officeooo:paragraph-rsid="0015a373"/>
    </style:style>
    <style:style style:name="P76" style:family="paragraph" style:parent-style-name="Heading_20_10">
      <style:text-properties officeooo:rsid="00184958" officeooo:paragraph-rsid="00184958"/>
    </style:style>
    <style:style style:name="P77" style:family="paragraph" style:parent-style-name="Heading_20_10">
      <style:text-properties officeooo:rsid="00184958" officeooo:paragraph-rsid="003cd934"/>
    </style:style>
    <style:style style:name="P78" style:family="paragraph" style:parent-style-name="Heading_20_10">
      <style:text-properties officeooo:rsid="003a3094" officeooo:paragraph-rsid="003a3094"/>
    </style:style>
    <style:style style:name="P79" style:family="paragraph" style:parent-style-name="Heading_20_10">
      <style:text-properties officeooo:rsid="00351204" officeooo:paragraph-rsid="00351204"/>
    </style:style>
    <style:style style:name="P80" style:family="paragraph" style:parent-style-name="Heading_20_10">
      <style:text-properties officeooo:rsid="003e0c03" officeooo:paragraph-rsid="003e0c03"/>
    </style:style>
    <style:style style:name="P81" style:family="paragraph" style:parent-style-name="Heading_20_10">
      <style:text-properties officeooo:rsid="0024c771" officeooo:paragraph-rsid="0024c771"/>
    </style:style>
    <style:style style:name="P82" style:family="paragraph" style:parent-style-name="Heading_20_10">
      <style:text-properties officeooo:rsid="003cb731" officeooo:paragraph-rsid="003cb731"/>
    </style:style>
    <style:style style:name="P83" style:family="paragraph" style:parent-style-name="Heading_20_10">
      <style:text-properties officeooo:rsid="002c626f" officeooo:paragraph-rsid="002c626f"/>
    </style:style>
    <style:style style:name="P84" style:family="paragraph" style:parent-style-name="Heading_20_10">
      <style:text-properties officeooo:paragraph-rsid="0027ef6e"/>
    </style:style>
    <style:style style:name="P85" style:family="paragraph" style:parent-style-name="Heading_20_10">
      <style:text-properties officeooo:paragraph-rsid="002fbd8b"/>
    </style:style>
    <style:style style:name="P86" style:family="paragraph" style:parent-style-name="Heading_20_10">
      <style:text-properties officeooo:rsid="0027ef6e" officeooo:paragraph-rsid="0027ef6e"/>
    </style:style>
    <style:style style:name="T1" style:family="text">
      <style:text-properties style:font-name="Liberation Sans2" fo:font-size="10pt" style:font-size-asian="10pt" style:font-name-complex="Arial" style:font-size-complex="10pt"/>
    </style:style>
    <style:style style:name="T2" style:family="text">
      <style:text-properties style:font-name="Liberation Sans2" fo:font-size="10pt" officeooo:rsid="00351204" style:font-size-asian="10pt" style:font-name-complex="Arial" style:font-size-complex="10pt"/>
    </style:style>
    <style:style style:name="T3" style:family="text">
      <style:text-properties style:font-name="Liberation Sans2" fo:font-size="10pt" officeooo:rsid="003397e8" style:font-size-asian="10pt" style:font-name-complex="Arial" style:font-size-complex="10pt"/>
    </style:style>
    <style:style style:name="T4" style:family="text">
      <style:text-properties style:font-name="Liberation Sans2" fo:font-size="10pt" fo:font-style="normal" fo:font-weight="normal" style:font-name-asian="Liberation Sans1" style:font-size-asian="10pt" style:font-style-asian="normal" style:font-weight-asian="normal" style:font-name-complex="Arial" style:font-size-complex="10pt" style:font-style-complex="normal" style:font-weight-complex="normal"/>
    </style:style>
    <style:style style:name="T5" style:family="text">
      <style:text-properties style:font-name="Liberation Sans2" fo:font-size="10pt" fo:font-style="normal" style:font-name-asian="Liberation Sans1" style:font-size-asian="10pt" style:font-style-asian="normal" style:font-name-complex="Arial" style:font-size-complex="10pt" style:font-style-complex="normal"/>
    </style:style>
    <style:style style:name="T6" style:family="text">
      <style:text-properties style:font-name="Liberation Sans2" fo:font-size="10pt" fo:font-style="normal" officeooo:rsid="0042cec8" style:font-name-asian="Liberation Sans1" style:font-size-asian="10pt" style:font-style-asian="normal" style:font-name-complex="Arial" style:font-size-complex="10pt" style:font-style-complex="normal"/>
    </style:style>
    <style:style style:name="T7" style:family="text">
      <style:text-properties style:font-name="Liberation Sans2" fo:font-size="10pt" fo:font-style="normal" officeooo:rsid="0035704b" style:font-name-asian="Liberation Sans1" style:font-size-asian="10pt" style:font-style-asian="normal" style:font-name-complex="Arial" style:font-size-complex="10pt" style:font-style-complex="normal"/>
    </style:style>
    <style:style style:name="T8" style:family="text">
      <style:text-properties style:font-name="Liberation Sans2" fo:font-size="11pt" style:font-size-asian="11pt" style:font-name-complex="Arial" style:font-size-complex="11pt"/>
    </style:style>
    <style:style style:name="T9" style:family="text">
      <style:text-properties style:font-name="Liberation Sans1" fo:font-size="10pt" fo:font-style="normal" style:font-name-asian="Liberation Sans1" style:font-size-asian="10pt" style:font-style-asian="normal" style:font-name-complex="Liberation Sans1" style:font-size-complex="10pt" style:font-style-complex="normal"/>
    </style:style>
    <style:style style:name="T10" style:family="text">
      <style:text-properties fo:font-weight="normal" officeooo:rsid="0015a373" style:font-weight-asian="normal" style:font-weight-complex="normal"/>
    </style:style>
    <style:style style:name="T11" style:family="text">
      <style:text-properties officeooo:rsid="0009d7a2"/>
    </style:style>
    <style:style style:name="T12" style:family="text">
      <style:text-properties fo:color="#000000" fo:font-size="11pt" style:font-size-asian="11pt" style:font-style-complex="italic"/>
    </style:style>
    <style:style style:name="T13" style:family="text">
      <style:text-properties fo:color="#000000" fo:font-size="11pt" officeooo:rsid="0015a373" style:font-size-asian="11pt" style:font-style-complex="italic"/>
    </style:style>
    <style:style style:name="T14" style:family="text">
      <style:text-properties fo:color="#000000" fo:font-size="11pt" officeooo:rsid="00174518" style:font-size-asian="11pt" style:font-style-complex="italic"/>
    </style:style>
    <style:style style:name="T15" style:family="text">
      <style:text-properties fo:color="#000000" fo:font-size="11pt" officeooo:rsid="0021a877" style:font-size-asian="11pt" style:font-style-complex="italic"/>
    </style:style>
    <style:style style:name="T16" style:family="text">
      <style:text-properties fo:color="#000000" fo:font-size="11pt" officeooo:rsid="0027ef6e" style:font-size-asian="11pt" style:font-style-complex="italic"/>
    </style:style>
    <style:style style:name="T17" style:family="text">
      <style:text-properties fo:color="#000000" fo:font-size="11pt" officeooo:rsid="00296c04" style:font-size-asian="11pt" style:font-style-complex="italic"/>
    </style:style>
    <style:style style:name="T18" style:family="text">
      <style:text-properties fo:color="#000000" fo:font-size="11pt" officeooo:rsid="00306d0d" style:font-size-asian="11pt" style:font-style-complex="italic"/>
    </style:style>
    <style:style style:name="T19" style:family="text">
      <style:text-properties fo:color="#000000" fo:font-size="11pt" officeooo:rsid="00351204" style:font-size-asian="11pt" style:font-style-complex="italic"/>
    </style:style>
    <style:style style:name="T20" style:family="text">
      <style:text-properties fo:color="#000000" fo:font-size="11pt" officeooo:rsid="0024c771" style:font-size-asian="11pt" style:font-style-complex="italic"/>
    </style:style>
    <style:style style:name="T21" style:family="text">
      <style:text-properties fo:color="#000000" fo:font-size="11pt" officeooo:rsid="003397e8" style:font-size-asian="11pt" style:font-style-complex="italic"/>
    </style:style>
    <style:style style:name="T22" style:family="text">
      <style:text-properties fo:color="#000000" fo:font-size="11pt" officeooo:rsid="003cd934" style:font-size-asian="11pt" style:font-style-complex="italic"/>
    </style:style>
    <style:style style:name="T23" style:family="text">
      <style:text-properties fo:color="#000000" fo:font-size="11pt" officeooo:rsid="003e0c03" style:font-size-asian="11pt" style:font-style-complex="italic"/>
    </style:style>
    <style:style style:name="T24" style:family="text">
      <style:text-properties fo:color="#000000" fo:font-size="11pt" officeooo:rsid="003fadec" style:font-size-asian="11pt" style:font-style-complex="italic"/>
    </style:style>
    <style:style style:name="T25" style:family="text">
      <style:text-properties fo:color="#000000" fo:font-size="11pt" fo:background-color="transparent" loext:char-shading-value="0" style:font-size-asian="11pt" style:font-style-complex="italic"/>
    </style:style>
    <style:style style:name="T26" style:family="text">
      <style:text-properties fo:color="#000000" fo:font-size="11pt" officeooo:rsid="003b25b0" fo:background-color="transparent" loext:char-shading-value="0" style:font-size-asian="11pt" style:font-style-complex="italic"/>
    </style:style>
    <style:style style:name="T27" style:family="text">
      <style:text-properties officeooo:rsid="0015a373"/>
    </style:style>
    <style:style style:name="T28" style:family="text">
      <style:text-properties officeooo:rsid="00174518"/>
    </style:style>
    <style:style style:name="T29" style:family="text">
      <style:text-properties officeooo:rsid="0018dfff"/>
    </style:style>
    <style:style style:name="T30" style:family="text">
      <style:text-properties officeooo:rsid="0019d442"/>
    </style:style>
    <style:style style:name="T31" style:family="text">
      <style:text-properties officeooo:rsid="001b4881"/>
    </style:style>
    <style:style style:name="T32" style:family="text">
      <style:text-properties officeooo:rsid="001e6f60"/>
    </style:style>
    <style:style style:name="T33" style:family="text">
      <style:text-properties officeooo:rsid="0021a877"/>
    </style:style>
    <style:style style:name="T34" style:family="text">
      <style:text-properties officeooo:rsid="0024996d"/>
    </style:style>
    <style:style style:name="T35" style:family="text">
      <style:text-properties officeooo:rsid="0024c771"/>
    </style:style>
    <style:style style:name="T36" style:family="text">
      <style:text-properties fo:background-color="#ffff00" loext:char-shading-value="0"/>
    </style:style>
    <style:style style:name="T37" style:family="text">
      <style:text-properties officeooo:rsid="00266215"/>
    </style:style>
    <style:style style:name="T38" style:family="text">
      <style:text-properties officeooo:rsid="0027235b"/>
    </style:style>
    <style:style style:name="T39" style:family="text">
      <style:text-properties officeooo:rsid="0027dbb3"/>
    </style:style>
    <style:style style:name="T40" style:family="text">
      <style:text-properties fo:font-weight="bold" style:font-weight-asian="bold" style:font-weight-complex="bold"/>
    </style:style>
    <style:style style:name="T41" style:family="text">
      <style:text-properties fo:font-weight="bold" officeooo:rsid="0027ef6e" style:font-weight-asian="bold" style:font-weight-complex="bold"/>
    </style:style>
    <style:style style:name="T42" style:family="text">
      <style:text-properties officeooo:rsid="0027ef6e"/>
    </style:style>
    <style:style style:name="T43" style:family="text">
      <style:text-properties officeooo:rsid="002c626f"/>
    </style:style>
    <style:style style:name="T44" style:family="text">
      <style:text-properties officeooo:rsid="002e6183"/>
    </style:style>
    <style:style style:name="T45" style:family="text">
      <style:text-properties officeooo:rsid="002ecf11"/>
    </style:style>
    <style:style style:name="T46" style:family="text">
      <style:text-properties officeooo:rsid="002fbd8b"/>
    </style:style>
    <style:style style:name="T47" style:family="text">
      <style:text-properties officeooo:rsid="003377dc"/>
    </style:style>
    <style:style style:name="T48" style:family="text">
      <style:text-properties officeooo:rsid="003397e8"/>
    </style:style>
    <style:style style:name="T49" style:family="text">
      <style:text-properties officeooo:rsid="00351204"/>
    </style:style>
    <style:style style:name="T50" style:family="text">
      <style:text-properties officeooo:rsid="0035704b"/>
    </style:style>
    <style:style style:name="T51" style:family="text">
      <style:text-properties officeooo:rsid="0037a120"/>
    </style:style>
    <style:style style:name="T52" style:family="text">
      <style:text-properties officeooo:rsid="003a3094"/>
    </style:style>
    <style:style style:name="T53" style:family="text">
      <style:text-properties officeooo:rsid="003b25b0"/>
    </style:style>
    <style:style style:name="T54" style:family="text">
      <style:text-properties officeooo:rsid="003bb382"/>
    </style:style>
    <style:style style:name="T55" style:family="text">
      <style:text-properties officeooo:rsid="003c4890"/>
    </style:style>
    <style:style style:name="T56" style:family="text">
      <style:text-properties officeooo:rsid="003cb731"/>
    </style:style>
    <style:style style:name="T57" style:family="text">
      <style:text-properties officeooo:rsid="003cd934"/>
    </style:style>
    <style:style style:name="T58" style:family="text">
      <style:text-properties officeooo:rsid="003d8e35"/>
    </style:style>
    <style:style style:name="T59" style:family="text">
      <style:text-properties officeooo:rsid="003e0c03"/>
    </style:style>
    <style:style style:name="T60" style:family="text">
      <style:text-properties officeooo:rsid="003fadec"/>
    </style:style>
    <style:style style:name="T61" style:family="text">
      <style:text-properties officeooo:rsid="0042391a"/>
    </style:style>
    <style:style style:name="Sect1" style:family="section">
      <style:section-properties text:dont-balance-text-columns="false" fo:margin-left="-0.647cm" fo:margin-right="-0.707cm" style:editable="false">
        <style:columns fo:column-count="2">
          <style:column style:rel-width="4907*" fo:start-indent="0cm" fo:end-indent="0.316cm"/>
          <style:column style:rel-width="4933*" fo:start-indent="0.316cm" fo:end-indent="0cm"/>
        </style:columns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variable-decls>
        <text:variable-decl office:value-type="string" text:name="Jmeno_darce"/>
        <text:variable-decl office:value-type="string" text:name="Adresa_adresata"/>
        <text:variable-decl office:value-type="string" text:name="PSC"/>
        <text:variable-decl office:value-type="string" text:name="Město_dárce"/>
        <text:variable-decl office:value-type="string" text:name="Vas_dopis_zn"/>
        <text:variable-decl office:value-type="float" text:name="zde_dne"/>
        <text:variable-decl office:value-type="string" text:name="Spisova_zn"/>
        <text:variable-decl office:value-type="string" text:name="Město_odesilatele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9"><text:span text:style-name="T11">S</text:span>p. zn. …………………………….</text:p>
      <text:p text:style-name="P52"><text:span text:style-name="T34">Smlouva o výkonu funkce</text:span> </text:p>
      <text:section text:style-name="Sect1" text:name="Sekce1">
        <text:h text:style-name="P75" text:outline-level="10"><text:span text:style-name="Strong_20_Emphasis"><text:span text:style-name="T27">Smluvní strany</text:span></text:span></text:h>
        <text:p text:style-name="P8"><text:span text:style-name="Strong_20_Emphasis"><text:span text:style-name="T10">Smluvními stranami této smlouvy jsou:</text:span></text:span><text:span text:style-name="Strong_20_Emphasis"><text:span text:style-name="T27"> </text:span></text:span></text:p>
        <text:p text:style-name="P5"><text:span text:style-name="Strong_20_Emphasis"/></text:p>
        <text:p text:style-name="P5"><text:span text:style-name="Strong_20_Emphasis"><text:span text:style-name="T49">Organizace</text:span></text:span><text:tab/></text:p>
        <text:p text:style-name="P10"/>
        <text:p text:style-name="P68">Otevřená města, z.s., IČ 05129061</text:p>
        <text:p text:style-name="P67"><text:span text:style-name="T48">se sídlem Malinovského náměstí 624/3, Brno-město, 602 00 Brno</text:span><text:line-break/><text:span text:style-name="T48">právně zastoupena předsedou výboru<text:line-break/>Bc. Marcelem Kolajou</text:span></text:p>
        <text:p text:style-name="P4"/>
        <text:p text:style-name="P6"><text:span text:style-name="Strong_20_Emphasis"><text:span text:style-name="T35">Funkcionář</text:span></text:span> </text:p>
        <text:p text:style-name="P7"/>
        <text:p text:style-name="P65"><text:span text:style-name="T48">jméno: </text:span>…………………………………</text:p>
        <text:p text:style-name="P66">datum narození: ………………………</text:p>
        <text:p text:style-name="P66">bytem: ………………………………….</text:p>
        <text:p text:style-name="P66">funkce: ………………………………….</text:p>
        <text:p text:style-name="P66">den vzniku funkce: …………………….</text:p>
        <text:h text:style-name="P76" text:outline-level="10">Předmět smlouvy</text:h>
        <text:p text:style-name="P64"><text:span text:style-name="T48">Funkcionář se tímto zavazuje řádně plnit své povinnosti vyplývající z funkce a organizace</text:span> se <text:span text:style-name="T48">mu za výkon funkce zavazuje</text:span> platit odměnu <text:span text:style-name="T48">podle této smlouvy</text:span>.</text:p>
        <text:h text:style-name="Heading_20_10" text:outline-level="10">Povinnosti funkcionáře</text:h>
        <text:p text:style-name="P16">Funkcionář je povinen <text:span text:style-name="T43">řádně </text:span>plnit úkoly, které jsou mu v souvislosti s jeho funkcí uloženy vnitřními předpisy <text:span text:style-name="T48">organizace</text:span> <text:span text:style-name="T39">a v jejich mezích též úkoly uložené orgány organizace, které jsou k tomu oprávněny</text:span>. <text:span text:style-name="T50">Organizace potvrdí funkcionáři na jeho žádost plný seznam úkolů. </text:span></text:p>
        <text:p text:style-name="P13"/>
        <text:p text:style-name="P21">Funkcionář je při výkonu funkce povinen dodržovat vnitřní předpisy včetně zásad uvedených v<text:span text:style-name="T49">e stanovách organizace</text:span>, <text:span text:style-name="T43">zejména v jejich mezích jednat s péčí řádného hospodáře</text:span>. <text:span text:style-name="T55">Funkcionář prohlašuje, že je této péče schopen.</text:span></text:p>
        <text:p text:style-name="P21"/>
        <text:p text:style-name="P48">Závazek funkcionáře znát a dodržovat vnitřní předpisy organizace se vztahuje i na nově přijaté vnitřní předpisy, funkcionář smí ovšem v případě podstatné změny vnitřních předpisů organizace smlouvu vypovědět za podmínek v ní určených.</text:p>
        <text:p text:style-name="P13"><text:s/></text:p>
        <text:p text:style-name="P32"><text:span text:style-name="T12">Užije-li </text:span><text:span text:style-name="T18">funkcionář </text:span><text:span text:style-name="T12">k plnění </text:span><text:span text:style-name="T17">svého</text:span><text:span text:style-name="T12"> úkol</text:span><text:span text:style-name="T17">u</text:span><text:span text:style-name="T12"> </text:span><text:span text:style-name="T17">jiné</text:span><text:span text:style-name="T12"> osob</text:span><text:span text:style-name="T17">y</text:span><text:span text:style-name="T12">, odpovídá </text:span><text:span text:style-name="T19">vůči organizaci </text:span><text:span text:style-name="T12">za splnění </text:span><text:span text:style-name="T17">úkolu </text:span><text:span text:style-name="T22">v kvalitě a za podmínek podle této smlouvy</text:span><text:span text:style-name="T12">, jako by </text:span><text:span text:style-name="T17">ho</text:span><text:span text:style-name="T12"> </text:span><text:span text:style-name="T17">plnil</text:span><text:span text:style-name="T12"> sám. </text:span><text:span text:style-name="T23">Organizace je oprávněna trvat na tom, aby určitý úkol splnil osobně.</text:span></text:p>
        <text:p text:style-name="P49"/>
        <text:p text:style-name="P41"><text:span text:style-name="T25">Funkcionář je povinen vykazovat čas strávený </text:span><text:span text:style-name="T26">výkonem</text:span><text:span text:style-name="T25"> funkc</text:span><text:span text:style-name="T26">e</text:span><text:span text:style-name="T25"> v informačním systému organizace.</text:span><text:span text:style-name="T12"> </text:span><text:span text:style-name="T22">Pracovní dobu si může rozložit podle svého uvážení s ohledem na zájmy organizace.</text:span></text:p>
        <text:h text:style-name="P78" text:outline-level="10">Nadřízený <text:span text:style-name="T56">a úkoly</text:span></text:h>
        <text:p text:style-name="P58">Nadřízeným funkcionáře <text:span text:style-name="T54">pro účely této smlouvy je</text:span> předseda organizace nebo jiný pověřený člen statutárního orgánu organizace. </text:p>
        <text:p text:style-name="P58">Nadřízený jménem organizace ukládá úkoly, kontroluje jejich plnění, navrhuje výši mimořádné odměny za splnění úkolů <text:span text:style-name="T54">a vykonává jiná práva a povinnosti organizace vůči funkcionáři podle této smlouvy</text:span>. </text:p>
        <text:p text:style-name="P59">V případě, že uložen<text:span text:style-name="T57">ý</text:span> úkol bud<text:span text:style-name="T57">e</text:span> zjevně nevhodn<text:span text:style-name="T57">ý</text:span>, ať už pro rozpor se zákonem, nebo by <text:span text:style-name="T59">jeho</text:span> dodržení znamenalo újmu organizaci, je funkcionář povinen písemně upozornit organizaci na takovou nevhodnost. </text:p>
        <text:h text:style-name="Heading_20_10" text:outline-level="10">V<text:span text:style-name="T49">ytvořené dílo</text:span></text:h>
        <text:p text:style-name="P37"><text:span text:style-name="T42">Pokud při výkonu funkce vznikne dílo, </text:span><text:span text:style-name="T13">vytvoří </text:span><text:span text:style-name="T16">ho funkcionář </text:span><text:span text:style-name="T13">tak, aby nemělo žádné </text:span><text:span text:style-name="T15">faktické vady ani </text:span><text:span text:style-name="T13">právní vady, </text:span><text:span text:style-name="T21">organizace</text:span><text:span text:style-name="T16"> k němu směla vykonávat všechna práva a mohla s ním nakládat </text:span><text:span text:style-name="T18">podle svého uvážení</text:span><text:span text:style-name="T16">. </text:span><text:span text:style-name="T14">Dílo </text:span><text:span text:style-name="T17">předá </text:span><text:span text:style-name="T21">organizac</text:span><text:span text:style-name="T19">i</text:span><text:span text:style-name="T17">, a to i ve formátu, ve kterém bylo vytvořeno</text:span><text:span text:style-name="T14">.</text:span></text:p>
        <text:h text:style-name="P77" text:outline-level="10"><text:soft-page-break/>Licenční ujednání</text:h>
        <text:p text:style-name="P62"><text:span text:style-name="T20">Autorská práva a jiná práva k nehmotným stat­kům vytvořeným funkcionářem při výkonu funkce vykonává ze zákona organizace.</text:span><text:span text:style-name="T14"> </text:span><text:span text:style-name="T19">Organizace je též oprávněna je zveřejnit, šířit pod svým jménem a poskytnout k užití jiným osobám.</text:span></text:p>
        <text:h text:style-name="P79" text:outline-level="10">Střet zájmů</text:h>
        <text:p text:style-name="P54">Funkcionář <text:span text:style-name="T49">je povinen předem oznámit organizaci jakoukoliv skutečnost, která by mohla vzbuzovat podezření ze střetu zájmů, a to písemně a bez zbytečného odkladu. </text:span></text:p>
        <text:p text:style-name="P63">Dojde-li ke střetu zájmů, zavazuje se funkcionář upřednostnit zájem organizace. </text:p>
        <text:h text:style-name="P80" text:outline-level="10">Dokumentace a předání</text:h>
        <text:p text:style-name="P47"><text:span text:style-name="T12">Funkcionář</text:span><text:span text:style-name="T22"> je povinen vést veškerou potřebnou dokumentaci své činnosti. <text:s/></text:span></text:p>
        <text:p text:style-name="P60"><text:span text:style-name="T22">Po skončení této smlouvy je funkcionář povinen neprodleně a bez vyzvání </text:span><text:span text:style-name="T23">předat</text:span><text:span text:style-name="T22"> organizaci veškeré podklady, poznámky, návrhy a další </text:span><text:span text:style-name="T23">dokumentaci</text:span><text:span text:style-name="T22"> související s funkcí </text:span><text:span text:style-name="T23">a dále </text:span><text:span text:style-name="T22">vše potřebné, aby mohl v plnění úkolu, využití výsledku vzniklého při plnění úkolu nebo v plnění navazujících úkolů pokračovat </text:span><text:span text:style-name="T23">jeho nástupce</text:span><text:span text:style-name="T22">. Zadržovací právo k těmto </text:span><text:span text:style-name="T24">věcem</text:span><text:span text:style-name="T22"> mu nepřísluší. </text:span><text:span text:style-name="T23">Na vyzvání je funkcionář dále povinen i po skončení funkce osobně předat agendu související s funkcí svému nástupci tak, aby ji nástupce mohl náležitě vykonávat. </text:span></text:p>
        <text:p text:style-name="P47"><text:span text:style-name="T22">Dochází-li k předání po skončení smluvního vztahu, může </text:span><text:span text:style-name="T23">funkcionář</text:span><text:span text:style-name="T22"> požádat </text:span><text:span text:style-name="T23">organizaci</text:span><text:span text:style-name="T22"> o přiměřenou </text:span><text:span text:style-name="T24">dodatečnou </text:span><text:span text:style-name="T22">odměnu úměrnou strávenému času; ustanovení této smlouvy se na tento dodatečný úkol vztahují obdobně.</text:span></text:p>
        <text:h text:style-name="Heading_20_10" text:outline-level="10">Povinnost mlčenlivosti</text:h>
        <text:p text:style-name="P59">Funkcionář je povinen zachovat mlčenlivost o všech důvěrných záležitostech, o nichž se dozvěděl v souvislosti s výkonem své funkce <text:span text:style-name="T57">v organizaci</text:span>, <text:span text:style-name="T57">a to i po</text:span> po ukončení výkonu funkce.</text:p>
        <text:h text:style-name="P81" text:outline-level="10">Odměna</text:h>
        <text:p text:style-name="P74"><text:span text:style-name="T61">Výše odměny se počítá podle hodinové sazby 280 Kč/hodinu (slovy: dvě stě osmdesát korun za hodinu), předpokládaným rozsahem práce 50 hodin za měsíc.</text:span></text:p>
        <text:p text:style-name="P44"/>
        <text:p text:style-name="P42">Funkcionář je povinen upozornit nadřízeného, pokud má se zřetelem ke všem okolnostem za to, že očekávaný rozsah práce v daném měsíci podstatně přesáhne dohodnutý rozsah práce. </text:p>
        <text:p text:style-name="P50"/>
        <text:p text:style-name="P51">Není-li ujednáno jinak, odměna za měsíc, po který tato smlouva netrvala celou dobu, se určí poměrnou částí.</text:p>
        <text:p text:style-name="P12"/>
        <text:p text:style-name="P31"><text:span text:style-name="T50">Organizace</text:span> může určit motivační nebo dodatečnou odměnu za výborné plnění určitého úkolu, <text:span text:style-name="T52">nejvýše v částce 10000 Kč měsíčně</text:span>.<text:span text:style-name="T52"> Tuto odměnu schvaluje statutární orgán organizace.</text:span></text:p>
        <text:p text:style-name="P14"/>
        <text:p text:style-name="P17"><text:span text:style-name="T50">Organizace</text:span> <text:span text:style-name="T39">smí</text:span> <text:span text:style-name="T38">platbu </text:span>odměn<text:span text:style-name="T38">y zcela nebo zčásti</text:span> <text:span text:style-name="T40">pozastavit</text:span>, pokud </text:p>
        <text:p text:style-name="P15"/>
        <text:list xml:id="list8344532048935498845" text:style-name="L1">
          <text:list-item>
            <text:p text:style-name="P70">funkcionář <text:span text:style-name="T39">řádně </text:span>nesplnil <text:span text:style-name="T39">svěřený</text:span> úkol <text:span text:style-name="T42">nebo to lze s ohledem na dostupné informace očekávat, a to dokud funkcionář svěřený úkol řádně nesplní, nebo</text:span></text:p>
          </text:list-item>
          <text:list-item>
            <text:p text:style-name="P70"><text:span text:style-name="T42">pokud je s funkcionářem zahájeno říze­ní, které může mít za následek zánik funkce, a to do pravomocného rozhod­nutí ve věci samé</text:span>. </text:p>
          </text:list-item>
        </text:list>
        <text:p text:style-name="P15"/>
        <text:p text:style-name="P27">Pozastávka se může vztahovat i na budoucí platby odměny. <text:s/></text:p>
        <text:p text:style-name="P15"/>
        <text:p text:style-name="P15"><text:span text:style-name="T50">Organizace smí platbu odměny zcela nebo z části </text:span><text:span text:style-name="T41">odepřít</text:span><text:span text:style-name="T42">, pokud</text:span></text:p>
        <text:p text:style-name="P15"/>
        <text:list xml:id="list3735075927001246588" text:style-name="L2">
          <text:list-item>
            <text:p text:style-name="P71">funkcionář řádně nesplnil v daném období uložený úkol, zejména pokud <text:span text:style-name="T50">organizace</text:span> nemá na dodatečném plnění zájem, nebo</text:p>
          </text:list-item>
          <text:list-item>
            <text:p text:style-name="P71">byla platba odměny pozastavena z důvodu zahájení řízení, které může mít za následek zánik funkce, a funkce v důsledku rozhodnutí pravomocně zanikla. </text:p>
          </text:list-item>
        </text:list>
        <text:p text:style-name="P14"/>
        <text:p text:style-name="P30">Ve věci odměny může rozhodnout kterýkoliv orgán <text:span text:style-name="T58">organizace</text:span>, který je oprávněn funkcionáři ukládat úkoly; funkcionáře vyrozumí za <text:span text:style-name="T50">organizaci</text:span> její statutární orgán. <text:span text:style-name="T50">Organizace</text:span> musí funkcionáře vyrozumět nejpozději v den splat­nosti <text:span text:style-name="T50">odměny</text:span> na měsíc, ve kterém nastala rozhodná skutečnost. Rozhodnutí o pozastávce nebo odepření odměny nijak nezbavuje funkcionáře povinností spojených s výkonem funkce. </text:p>
        <text:p text:style-name="P30"/>
        <text:p text:style-name="P46"><text:soft-page-break/>Odměna je splatná do 20. dne následujícího měsíce <text:span text:style-name="T58">na bankovní účet sdělený funkcionářem organizaci</text:span>.</text:p>
        <text:h text:style-name="P78" text:outline-level="10">Další <text:span text:style-name="T53">plnění</text:span></text:h>
        <text:p text:style-name="P29">Náklady spojené s výkonem funkce hradí <text:span text:style-name="T50">organizace</text:span> za podmínek svých vnitřních předpisů <text:span text:style-name="T50">či souhlasu kompetentního orgánu organizace</text:span>.</text:p>
        <text:p text:style-name="P29"/>
        <text:p text:style-name="P43">Organizace může funkcionáři hradit náklady na telefon, zajistit mu počítač, online služby či jiné pracovní nástroje, <text:span text:style-name="T55">zaplatit mu</text:span> <text:span text:style-name="T55">soukromé pojištění či </text:span>připojištění, <text:span text:style-name="T55">cestovní náhrady, příspěvky na stravování a rekreaci, dát mu k dispozici služební vozidlo pro soukromé účely, a to vždy jen </text:span>za stejných podmínek, <text:span text:style-name="T55">za </text:span>kter<text:span text:style-name="T55">ých tato plnění</text:span> poskytuje svým zaměstnancům.</text:p>
        <text:h text:style-name="P82" text:outline-level="10">Překážky v činnosti</text:h>
        <text:p text:style-name="P61"><text:span text:style-name="T56">Funkcionář je povinen nahlásit bez zbytečného odkladu organizaci překážky zabraňující výkonu funkce, a to především pokud jde o jejich důvod a přibližnou délku trvání. <text:s/></text:span><text:s/></text:p>
        <text:h text:style-name="P83" text:outline-level="10">Závazek součinnosti</text:h>
        <text:p text:style-name="P53">Smluvní strany se zavazují <text:span text:style-name="T45">předat si vzájemně nezbytné podklady a </text:span>poskytnout si <text:span text:style-name="T45">jinou </text:span>potřebnou součinnost při postupu podle této smlouvy, <text:span text:style-name="T46">a to i v případech, kde to smlouva výslovně nezmiňuje</text:span>.</text:p>
        <text:h text:style-name="P84" text:outline-level="10">Odpovědnost</text:h>
        <text:p text:style-name="P18"><text:span text:style-name="T28">Strany nesou odpovědnost</text:span> za škodu způsobenou porušením nebo zanedbáním povinností podle této dohody bez ohledu na zavinění.<text:span text:style-name="T28"> </text:span></text:p>
        <text:h text:style-name="Heading_20_10" text:outline-level="10">Doručování</text:h>
        <text:p text:style-name="P39">Smluvní straně je doručeno, jakmile se dostane dokument do sféry její dispozice, např. <text:span text:style-name="T60">Osobním </text:span>předáním či zasláním poštou na adresu podle smlouvy, <text:span text:style-name="T58">adresu ve veřejném rejstříku</text:span> nebo <text:span text:style-name="T58">jinou </text:span>adresu jí uvedenou <text:span text:style-name="T58">pro doručování</text:span>. </text:p>
        <text:p text:style-name="P39"/>
        <text:p text:style-name="P39">Strany si ujednaly, že účinky doručení nastávají i tehdy, pokud byla příjemci zásilka dodána, ale adresát si ji nevyzvedl, resp. ji odmítl převzít. Účinek doručení pak nastává posledním dnem lhůty pro vyzvednutí zásilky, resp. okamžikem odmítnutí převzetí. </text:p>
        <text:h text:style-name="Heading_20_10" text:outline-level="10">Právní režim</text:h>
        <text:p text:style-name="P11">Není-li touto smlouvou určeno jinak, vztahy mezi <text:span text:style-name="T33">smluvními </text:span>stranami se řídí ustanoveními <text:span text:style-name="T37">§ 2430 a násl. </text:span>zákona č. <text:span text:style-name="T37">89</text:span>/<text:span text:style-name="T37">2012</text:span> Sb., občansk<text:span text:style-name="T37">ého</text:span> zákoník<text:span text:style-name="T37">u</text:span>, <text:span text:style-name="T37">o příkazní smlouvě</text:span>, a ustanovením <text:span text:style-name="T37">§ 59 odst. 10</text:span> zákona č. 121/2000 Sb., autorského zákona, <text:span text:style-name="T37">o díle vytvořeném voleným orgánem, a to vždy</text:span> v<text:span text:style-name="T37">e</text:span> znění účinném <text:span text:style-name="T33">při</text:span> <text:span text:style-name="T33">podpisu</text:span> smlouvy. </text:p>
        <text:h text:style-name="P85" text:outline-level="10"><text:span text:style-name="T34">Salvátorní ujednání</text:span> </text:h>
        <text:p text:style-name="P26">Pokud by <text:span text:style-name="T60">se </text:span>někter<text:span text:style-name="T44">é</text:span> ujednání této <text:span text:style-name="T29">smlouvy ukázalo byť</text:span> částečně <text:span text:style-name="T47">nebo dodatečně</text:span> neplatným, neúčinným <text:span text:style-name="T43">nebo jinak nepoužitelným</text:span>, <text:span text:style-name="T44">nejsou tím ostatní ujednání dotčena</text:span>, <text:span text:style-name="T44">pokud to neodporuje </text:span>účelu <text:span text:style-name="T44">smlouvy </text:span>nebo <text:span text:style-name="T44">nejde</text:span> <text:span text:style-name="T44">o ujed­nání</text:span>, kter<text:span text:style-name="T44">é</text:span> oddělit nelze. <text:span text:style-name="T43">Smluvní strany se zavazují zhojit vadu novým ujednáním s nejblíže podobným účinkem.</text:span></text:p>
        <text:h text:style-name="P86" text:outline-level="10">Trvání smlouvy</text:h>
        <text:p text:style-name="P20">Smlouva se sjednává na dobu určitou a to na dobu, po kterou nepřetržitě trvá výkon funkce funkcionáře. </text:p>
        <text:p text:style-name="P20"/>
        <text:p text:style-name="P23"><text:span text:style-name="T59">Skončení smlouvy však nemá vliv na</text:span> práva a povinnosti, která vznikla ze smlouvy za jejího trvání <text:span text:style-name="T50">nebo v důsledku výpovědi</text:span>, <text:span text:style-name="T59">jakož i na povinnosti, o kterých smlouva výslovně stanoví, že trvají i po skončení smlouvy.</text:span></text:p>
        <text:p text:style-name="P28"/>
        <text:p text:style-name="P22">Smluvní strany mohou tuto smlouvu písemně vypovědět z důvodu určeného smlouvou nebo bez udání důvodu. <text:span text:style-name="T59">Výpověď </text:span>však nemá vliv na povinnosti vyplývajících z vnitřních předpisů <text:span text:style-name="T59">organizace</text:span>, pokud funkce trvá.</text:p>
        <text:p text:style-name="P33"><text:s/></text:p>
        <text:p text:style-name="P34">Výpověď z důvodu určeného smlouvou musí být učiněna do dvou měsíců od okamžiku, kdy se <text:span text:style-name="T50">o důvodu výpovědi</text:span> <text:span text:style-name="T60">oprávněná</text:span> smluvní strana dozvěděla nebo se o ní dozvědět měla a mohla. Výpověď z důvodu určeného smlouvou nabývá účinnosti doručením druhé smluvní straně. Důvody výpovědi určené smlouvou jsou tyto:</text:p>
        <text:p text:style-name="P20"/>
        <text:list xml:id="list4665686675980098309" text:style-name="L3">
          <text:list-item>
            <text:p text:style-name="P72">Funkcionář <text:span text:style-name="T45">smí</text:span> smlouvu vypovědět,<text:span text:style-name="T45"> pokud se podstatným způsobem změní vnitřní vnitřní předpisy organizace týkající se výkonu jeho funkce. </text:span></text:p>
          </text:list-item>
          <text:list-item>
            <text:p text:style-name="P73">Společnost smí smlouvu vypovědět, pokud funkcionář podstatným způsobem poruší své povinnosti.</text:p>
          </text:list-item>
        </text:list>
        <text:p text:style-name="P19"><text:soft-page-break/></text:p>
        <text:p text:style-name="P35">Výpověď bez udání důvodu nabývá účinnosti poslední den měsíce následujícího po měsíci, kdy byla doručena druhé smluvní straně.</text:p>
        <text:p text:style-name="P35"/>
        <text:p text:style-name="P45">I v případě výpovědi či skončení smlouvy je funkcionář povinen vykonat či dokončit naléhavé úkoly, aby organizace neutrpěla újmu, ledaže organizace výslovně prohlásí, že na tom netrvá. Na plnění takových úkolů a odměnu za ně se použije tato smlouva obdobně.</text:p>
        <text:h text:style-name="Heading_20_10" text:outline-level="10">Řešení sporů</text:h>
        <text:p text:style-name="P55">Smluvní strany se zavazují předcházet případným sporům a v případě, že ke sporu dojde, řešit je vzájemným interním <text:span text:style-name="T51">smírčím </text:span>jednáním, a to na žádost některé strany i s využitím prostředníka, <text:span text:style-name="T51">na kterém se shodnou</text:span>. </text:p>
        <text:p text:style-name="P56">Smluvní strana oprávněna obrátit se na soud, teprve v případě neúspěchu aspoň 3 smírčích jednání nebo pokud druhá smluvní strana smírčí jednání zmaří. Podmínka podle předchozí věty se tímto sjednává jako odkládací podmínka všech soudně uplatněných závazků. </text:p>
        <text:h text:style-name="Heading_20_10" text:outline-level="10">Schvalovací doložka</text:h>
        <text:p text:style-name="P57">Vzorová smlouva o výkonu funkce byla schválena na členské schůzi organizace dne <text:span text:style-name="T36">……………</text:span> a uzavření této smlouvy bylo schváleno výborem organizace dne <text:span text:style-name="T36">…………………</text:span>. </text:p>
        <text:h text:style-name="Heading_20_10" text:outline-level="10">Závěrečná ustanovení</text:h>
        <text:p text:style-name="P28"><text:span text:style-name="T27">Smlouva</text:span> se podepisuje ve dvou vyhotoveních, z nichž každá strana obdrží po jednom. <text:span text:style-name="T30">Smluvní strany</text:span> souhlasí s<text:span text:style-name="T30">e zveřejněním smlouvy</text:span>. </text:p>
        <text:p text:style-name="P28"/>
        <text:p text:style-name="P28">Změna <text:span text:style-name="T30">smlouvy</text:span> se připouští jen ve formě písemných dodatků; za <text:span text:style-name="T51">organizaci</text:span> je podepisuje předseda <text:span text:style-name="T51">výboru nebo pověřený člen výboru</text:span>. </text:p>
        <text:p text:style-name="P28"/>
        <text:p text:style-name="P28"><text:span text:style-name="T31">Smluvní s</text:span>trany se ujišťují, že tuto <text:span text:style-name="T46">smlouvu</text:span> uzavřely <text:span text:style-name="T46">vážně a </text:span>podle své svobodné vůle, <text:span text:style-name="T29">nikoliv v tísni nebo za nevýhodných podmínek, bylo jim poskytnuto potřebné vysvětlení a její obsah je jim zcela srozumitelný.</text:span> </text:p>
        <text:p text:style-name="Standard"/>
        <text:p text:style-name="P9">V <text:span text:style-name="T32">Praze </text:span>dne</text:p>
        <text:p text:style-name="P25"><text:line-break/></text:p>
        <text:p text:style-name="P25">…..............................................................<text:tab/></text:p>
        <text:p text:style-name="P36"><text:span text:style-name="T51">Bc. Marcel Kolaja</text:span><text:tab/><text:tab/></text:p>
        <text:p text:style-name="P36"><text:span text:style-name="T51">předseda výboru</text:span><text:tab/></text:p>
        <text:p text:style-name="P24">(za <text:span text:style-name="T51">organizaci</text:span>)</text:p>
        <text:p text:style-name="P24"/>
        <text:p text:style-name="P25">…..............................................................</text:p>
        <text:p text:style-name="P40">jméno a příjmení: …………………………</text:p>
        <text:p text:style-name="P40">funkce: ……………………………………..</text:p>
        <text:p text:style-name="P24">(<text:span text:style-name="T46">funkcionář osobně</text:span>)</text:p>
        <text:p text:style-name="P38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rier New" svg:font-family="'Courier New'" style:font-family-generic="modern"/>
    <style:font-face style:name="FreeSans1" svg:font-family="FreeSans" style:font-family-generic="swiss"/>
    <style:font-face style:name="Liberation Sans1" svg:font-family="'Liberation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iberation Sans" svg:font-family="'Liberation Sans'" style:font-adornments="Běžné" style:font-family-generic="swiss" style:font-pitch="variable"/>
    <style:font-face style:name="DejaVu Sans" svg:font-family="'DejaVu Sans'" style:font-family-generic="system" style:font-pitch="variable"/>
    <style:font-face style:name="DejaVu Sans Light" svg:font-family="'DejaVu Sans Light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DejaVu Sans Light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="none" draw:fill-color="#99ccff"/>
      <style:paragraph-properties fo:text-align="justify" style:justify-single-word="false" fo:orphans="2" fo:widows="2" fo:hyphenation-ladder-count="no-limit" style:page-number="auto" fo:background-color="transparent" style:shadow="none" style:writing-mode="lr-tb">
        <style:tab-stops/>
      </style:paragraph-properties>
      <style:text-properties fo:color="#000000" style:font-name="Liberation Sans" fo:font-family="'Liberation Sans'" style:font-style-name="Běžné" style:font-family-generic="swiss" style:font-pitch="variable" fo:font-size="11pt" fo:language="cs" fo:country="CZ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family-generic-asian="system" style:font-pitch-asian="variable" style:font-size-asian="14pt" style:font-weight-asian="normal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 style:master-page-name="">
      <style:paragraph-properties fo:text-align="center" style:justify-single-word="false" style:page-number="auto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default-outline-level="10" style:class="text" style:master-page-name="">
      <loext:graphic-properties draw:fill="none" draw:fill-color="#99ccff"/>
      <style:paragraph-properties fo:margin-top="0.7cm" fo:margin-bottom="0.3cm" loext:contextual-spacing="false" style:page-number="auto" fo:background-color="transparent" style:shadow="none">
        <style:tab-stops/>
      </style:paragraph-properties>
      <style:text-properties fo:font-size="11pt" fo:font-weight="bold" style:font-size-asian="75%" style:font-weight-asian="bold" style:font-size-complex="75%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style:font-name="Liberation Serif" fo:font-family="'Liberation Serif'" style:font-family-generic="roman" style:font-pitch="variable" fo:font-size="10pt" fo:font-weight="bold" style:font-name-asian="DejaVu Sans" style:font-family-asian="'DejaVu Sans'" style:font-family-generic-asian="system" style:font-pitch-asian="variable" style:font-size-asian="10pt" style:font-weight-asian="bold" style:font-name-complex="Lohit Hindi" style:font-family-complex="'Lohit Hindi'" style:font-family-generic-complex="system" style:font-pitch-complex="variable" style:font-size-complex="10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text:style-name="Numbering_20_Symbols" style:num-prefix="Článek " style:num-format="1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28" text:consecutive-numbering="true">
      <text:list-level-style-bullet text:level="1" text:style-name="WW8Num2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8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8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8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8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>
      <text:list-level-style-bullet text:level="1" text:style-name="Zeichenformat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Zeichenformat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, 'Arial Unicode MS'"/>
      </text:list-level-style-bullet>
      <text:list-level-style-bullet text:level="3" text:style-name="Zeichenformat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, 'Arial Unicode MS'"/>
      </text:list-level-style-bullet>
      <text:list-level-style-bullet text:level="4" text:style-name="Zeichenformat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Zeichenformat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, 'Arial Unicode MS'"/>
      </text:list-level-style-bullet>
      <text:list-level-style-bullet text:level="6" text:style-name="Zeichenformat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, 'Arial Unicode MS'"/>
      </text:list-level-style-bullet>
      <text:list-level-style-bullet text:level="7" text:style-name="Zeichenformat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Zeichenformat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, 'Arial Unicode MS'"/>
      </text:list-level-style-bullet>
      <text:list-level-style-bullet text:level="9" text:style-name="Zeichenformat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, 'Arial Unicode MS'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Footer">
      <style:paragraph-properties fo:text-align="center" style:justify-single-word="false"/>
      <style:text-properties officeooo:paragraph-rsid="00156218"/>
    </style:style>
    <style:style style:name="MP3" style:family="paragraph" style:parent-style-name="Footer">
      <style:paragraph-properties fo:text-align="center" style:justify-single-word="false"/>
      <style:text-properties officeooo:paragraph-rsid="0040ac93"/>
    </style:style>
    <style:style style:name="MT1" style:family="text">
      <style:text-properties style:font-name="Liberation Sans2" fo:font-size="10pt" style:font-size-asian="10pt" style:font-name-complex="Arial" style:font-size-complex="10pt"/>
    </style:style>
    <style:style style:name="MT2" style:family="text">
      <style:text-properties style:font-name="Liberation Sans2" fo:font-size="11pt" style:font-size-asian="11pt" style:font-name-complex="Arial" style:font-size-complex="11pt"/>
    </style:style>
    <style:style style:name="MT3" style:family="text">
      <style:text-properties style:font-name="Liberation Sans2" fo:font-size="10pt" officeooo:rsid="00351204" style:font-size-asian="10pt" style:font-name-complex="Arial" style:font-size-complex="10pt"/>
    </style:style>
    <style:style style:name="MT4" style:family="text">
      <style:text-properties style:font-name="Liberation Sans2" fo:font-size="10pt" officeooo:rsid="003397e8" style:font-size-asian="10pt" style:font-name-complex="Arial" style:font-size-complex="10pt"/>
    </style:style>
    <style:style style:name="MT5" style:family="text">
      <style:text-properties style:font-name="Liberation Sans1" fo:font-size="10pt" fo:font-style="normal" style:font-name-asian="Liberation Sans1" style:font-size-asian="10pt" style:font-style-asian="normal" style:font-name-complex="Liberation Sans1" style:font-size-complex="10pt" style:font-style-complex="normal"/>
    </style:style>
    <style:style style:name="MT6" style:family="text">
      <style:text-properties style:font-name="Liberation Sans2" fo:font-size="10pt" fo:font-style="normal" fo:font-weight="normal" style:font-name-asian="Liberation Sans1" style:font-size-asian="10pt" style:font-style-asian="normal" style:font-weight-asian="normal" style:font-name-complex="Arial" style:font-size-complex="10pt" style:font-style-complex="normal" style:font-weight-complex="normal"/>
    </style:style>
    <style:style style:name="MT7" style:family="text">
      <style:text-properties style:font-name="Liberation Sans2" fo:font-size="10pt" fo:font-style="normal" style:font-name-asian="Liberation Sans1" style:font-size-asian="10pt" style:font-style-asian="normal" style:font-name-complex="Arial" style:font-size-complex="10pt" style:font-style-complex="normal"/>
    </style:style>
    <style:style style:name="MT8" style:family="text">
      <style:text-properties style:font-name="Liberation Sans2" fo:font-size="10pt" fo:font-style="normal" officeooo:rsid="0042cec8" style:font-name-asian="Liberation Sans1" style:font-size-asian="10pt" style:font-style-asian="normal" style:font-name-complex="Arial" style:font-size-complex="10pt" style:font-style-complex="normal"/>
    </style:style>
    <style:style style:name="MT9" style:family="text">
      <style:text-properties style:font-name="Liberation Sans2" fo:font-size="10pt" fo:font-style="normal" officeooo:rsid="0035704b" style:font-name-asian="Liberation Sans1" style:font-size-asian="10pt" style:font-style-asian="normal" style:font-name-complex="Arial" style:font-size-complex="10pt" style:font-style-complex="normal"/>
    </style:style>
    <style:page-layout style:name="Mpm1">
      <style:page-layout-properties fo:page-width="21.001cm" fo:page-height="29.7cm" style:num-format="1" style:print-orientation="portrait" fo:margin-top="2cm" fo:margin-bottom="0.395cm" fo:margin-left="2.499cm" fo:margin-right="2.499cm" style:shadow="none" fo:background-color="transparent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455cm" fo:margin-left="0cm" fo:margin-right="0cm" fo:margin-top="1.3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2.499cm" fo:margin-bottom="1.392cm" fo:margin-left="2.499cm" fo:margin-right="2.499cm" fo:background-color="transparent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draw:fill="none" draw:fill-color="#99ccff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svg:height="1.374cm" fo:margin-left="0cm" fo:margin-right="0cm" fo:margin-top="0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  <style:footer-first>
        <text:p text:style-name="MP2"/>
        <text:p text:style-name="MP3"><text:span text:style-name="MT3">Otevřená města, z. s.</text:span><text:span text:style-name="MT1"> • </text:span><text:span text:style-name="MT4">Malinovského náměstí 624/3, Brno</text:span><text:span text:style-name="MT1"> <text:s/>• IČO </text:span><text:span text:style-name="MT4">05129061</text:span><text:span text:style-name="MT5"><text:line-break/></text:span><text:span text:style-name="MT6">Web</text:span><text:span text:style-name="MT7"> </text:span><text:a xlink:type="simple" xlink:href="http://www.otevrenamesta.cz/" text:style-name="Internet_20_link" text:visited-style-name="Visited_20_Internet_20_Link"><text:span text:style-name="MT8">www.o</text:span></text:a><text:a xlink:type="simple" xlink:href="http://www.otevrenamesta.cz/" text:style-name="Internet_20_link" text:visited-style-name="Visited_20_Internet_20_Link"><text:span text:style-name="MT9">tevrenamest</text:span></text:a><text:a xlink:type="simple" xlink:href="http://www.otevrenamesta.cz/" text:style-name="Internet_20_link" text:visited-style-name="Visited_20_Internet_20_Link"><text:span text:style-name="MT8">a.cz</text:span></text:a><text:span text:style-name="MT7"> • E-mail </text:span><text:a xlink:type="simple" xlink:href="mailto:info@otevrenamesta.cz" text:style-name="Internet_20_link" text:visited-style-name="Visited_20_Internet_20_Link"><text:span text:style-name="MT8">info@otevrenamesta.cz</text:span></text:a></text:p>
      </style:footer-first>
    </style:master-page>
    <style:master-page style:name="Index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6-09-18T01:07:46.376828243</dc:date>
    <meta:editing-cycles>73</meta:editing-cycles>
    <meta:editing-duration>P25DT20H52M19S</meta:editing-duration>
    <meta:generator>LibreOffice/5.1.5.2$Linux_x86 LibreOffice_project/10$Build-2</meta:generator>
    <dc:creator>Ladislav Nešněra</dc:creator>
    <meta:document-statistic meta:table-count="0" meta:image-count="0" meta:object-count="0" meta:page-count="4" meta:paragraph-count="100" meta:word-count="1649" meta:character-count="11279" meta:non-whitespace-character-count="9709"/>
    <meta:user-defined meta:name="Informace 1"/>
    <meta:user-defined meta:name="Informace 2"/>
    <meta:user-defined meta:name="Informace 3"/>
    <meta:user-defined meta:name="Informace 4"/>
  </office:meta>
</office:document-meta>
</file>